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&lt;stdio.h&gt;</text:p>
      <text:p text:style-name="Standard">#include &lt;stdlib.h&gt;</text:p>
      <text:p text:style-name="Standard">#include &lt;unistd.h&gt;</text:p>
      <text:p text:style-name="Standard">#include &lt;sys/wait.h&gt;</text:p>
      <text:p text:style-name="Standard">#include &lt;string.h&gt;</text:p>
      <text:p text:style-name="Standard">void bubble_sort(int arr[], int n) {</text:p>
      <text:p text:style-name="Standard">for (int i = 0; i &lt; n - 1; i++) {</text:p>
      <text:p text:style-name="Standard">for (int j = 0; j &lt; n - i - 1; j++) {</text:p>
      <text:p text:style-name="Standard">if (arr[j] &gt; arr[j + 1]) {</text:p>
      <text:p text:style-name="Standard">int temp = arr[j];</text:p>
      <text:p text:style-name="Standard">arr[j] = arr[j + 1];</text:p>
      <text:p text:style-name="Standard">arr[j + 1] = temp;</text:p>
      <text:p text:style-name="Standard">}</text:p>
      <text:p text:style-name="Standard">}</text:p>
      <text:p text:style-name="Standard">}</text:p>
      <text:p text:style-name="Standard">}</text:p>
      <text:p text:style-name="Standard">int main() {</text:p>
      <text:p text:style-name="Standard">int n;</text:p>
      <text:p text:style-name="Standard">printf("Enter array size: ");</text:p>
      <text:p text:style-name="Standard">scanf("%d", &amp;n);</text:p>
      <text:p text:style-name="Standard">int arr[n];</text:p>
      <text:p text:style-name="Standard">printf("Enter %d integers:\n", n);</text:p>
      <text:p text:style-name="Standard">for (int i = 0; i &lt; n; i++) {</text:p>
      <text:p text:style-name="Standard">scanf("%d", &amp;arr[i]);</text:p>
      <text:p text:style-name="Standard">}</text:p>
      <text:p text:style-name="Standard">bubble_sort(arr, n);</text:p>
      <text:p text:style-name="Standard">printf("Parent sorted array: ");</text:p>
      <text:p text:style-name="Standard">for (int i = 0; i &lt; n; i++) {</text:p>
      <text:p text:style-name="Standard">printf("%d ", arr[i]);</text:p>
      <text:p text:style-name="Standard">}</text:p>
      <text:p text:style-name="Standard">printf("\n");</text:p>
      <text:p text:style-name="Standard">char *args[n + 2];</text:p>
      <text:p text:style-name="Standard">char str_arr[n][10];</text:p>
      <text:p text:style-name="Standard">args[0] = "./child";</text:p>
      <text:p text:style-name="Standard">for (int i = 0; i &lt; n; i++) {</text:p>
      <text:p text:style-name="Standard">sprintf(str_arr[i], "%d", arr[i]);</text:p>
      <text:p text:style-name="Standard">args[i + 1] = str_arr[i];</text:p>
      <text:p text:style-name="Standard">}</text:p>
      <text:p text:style-name="Standard">args[n + 1] = NULL;</text:p>
      <text:p text:style-name="Standard">pid_t pid = fork();</text:p>
      <text:p text:style-name="Standard">if (pid &lt; 0) {</text:p>
      <text:p text:style-name="Standard">perror("Fork failed");</text:p>
      <text:p text:style-name="Standard">exit(1);</text:p>
      <text:p text:style-name="Standard">}</text:p>
      <text:p text:style-name="Standard">else if (pid == 0) {</text:p>
      <text:p text:style-name="Standard">if (execve(args[0], args, NULL) == -1) {</text:p>
      <text:p text:style-name="Standard">perror("Execve failed");</text:p>
      <text:p text:style-name="Standard">exit(1);</text:p>
      <text:p text:style-name="Standard">}</text:p>
      <text:p text:style-name="Standard">}</text:p>
      <text:p text:style-name="Standard">else {</text:p>
      <text:p text:style-name="Standard">wait(NULL);</text:p>
      <text:p text:style-name="Standard"><text:soft-page-break/>printf("Parent: Child process completed.\n");</text:p>
      <text:p text:style-name="Standard">}</text:p>
      <text:p text:style-name="Standard">return 0;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8T11:09:14.571972866</meta:creation-date>
    <dc:date>2025-11-08T11:09:46.036478876</dc:date>
    <meta:editing-duration>PT31S</meta:editing-duration>
    <meta:editing-cycles>1</meta:editing-cycles>
    <meta:document-statistic meta:table-count="0" meta:image-count="0" meta:object-count="0" meta:page-count="2" meta:paragraph-count="56" meta:word-count="193" meta:character-count="961" meta:non-whitespace-character-count="824"/>
    <meta:generator>LibreOffice/7.3.7.2$Linux_X86_64 LibreOffice_project/30$Build-2</meta:generator>
  </office:meta>
</office:document-meta>
</file>